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08in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08in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5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08in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default-cell-style-name="ce18"/>
        <table:table-column table:style-name="co3" table:default-cell-style-name="ce18"/>
        <table:table-column table:style-name="co3" table:default-cell-style-name="ce18"/>
        <table:table-column table:style-name="co3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66in" svg:height="1.1488in" svg:x="0.0047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default-cell-style-name="ce105"/>
        <table:table-row table:style-name="ro18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0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0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Show </text:span><text:span text:style-name="T7">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_List_Viewer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 By Query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0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Banner_Footer" table:style-name="ta5" table:print="false"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69"/>
        <table:table-column table:style-name="co3" table:default-cell-style-name="ce201"/>
        <table:table-column table:style-name="co3" table:default-cell-style-name="ce201"/>
        <table:table-column table:style-name="co3" table:default-cell-style-name="ce201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7" table:default-cell-style-name="ce169"/>
        <table:table-row table:style-name="ro22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3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4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4">
          <table:table-cell table:style-name="ce170" office:value-type="float" office:value="1">
            <text:p>1.00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on fck </text:span><text:span text:style-name="T4">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Default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17" office:value-type="float" office:value="1">
            <text:p>1.00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7" table:default-cell-style-name="ce244"/>
        <table:table-column table:style-name="co15" table:default-cell-style-name="ce150"/>
        <table:table-column table:style-name="co21" table:default-cell-style-name="ce245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>
            <text:p>Tester</text:p>
          </table:table-cell>
          <table:table-cell table:style-name="ce143">
            <text:p>IE7</text:p>
          </table:table-cell>
          <table:table-cell table:style-name="ce143">
            <text:p>FireFox3.5</text:p>
          </table:table-cell>
          <table:table-cell table:style-name="ce143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28">
          <table:table-cell office:value-type="float" office:value="1">
            <text:p>1.00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number-columns-repeated="1017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default-cell-style-name="Default"/>
        <table:table-row table:style-name="ro22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style-name="ce254"/>
          <table:covered-table-cell table:style-name="ce254"/>
          <table:covered-table-cell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3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style-name="ce266"/>
          <table:covered-table-cell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53" office:value-type="float" office:value="1">
            <text:p>1.00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1"/>
          <table:table-cell table:style-name="ce271">
            <text:p>maamoun.soltani</text:p>
          </table:table-cell>
          <table:table-cell table:style-name="ce271" table:number-columns-repeated="4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3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1"/>
          <table:table-cell table:style-name="ce271">
            <text:p>maamoun.soltani</text:p>
          </table:table-cell>
          <table:table-cell table:style-name="ce271" table:number-columns-repeated="4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1"/>
          <table:table-cell table:style-name="ce271">
            <text:p>maamoun.soltani</text:p>
          </table:table-cell>
          <table:table-cell table:style-name="ce271" table:number-columns-repeated="4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73" office:value-type="float" office:value="1">
            <text:p>1.00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Form_Generator" table:style-name="ta4" table:print="false"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73" office:value-type="float" office:value="1">
            <text:p>1.00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default-cell-style-name="Default"/>
        <table:table-row table:style-name="ro22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1">
          <table:table-cell table:style-name="ce273" office:value-type="float" office:value="1">
            <text:p>1.00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3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1.00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8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8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3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5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9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3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3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8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19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>
            <text:p>maamoun.soltani</text:p>
          </table:table-cell>
          <table:table-cell table:number-columns-repeated="245"/>
        </table:table-row>
        <table:table-row table:style-name="ro25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1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1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2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2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2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2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2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29.00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3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31.00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1.00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32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33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3-21T11:47:44</dc:date>
    <meta:editing-cycles>427</meta:editing-cycles>
    <meta:editing-duration>PT125H30M45S</meta:editing-duration>
    <dc:creator>exoplatform </dc:creator>
    <meta:document-statistic meta:table-count="13" meta:cell-count="9676" meta:object-count="2"/>
    <meta:user-defined meta:name="Info 1"/>
    <meta:user-defined meta:name="Info 2"/>
    <meta:user-defined meta:name="Info 3"/>
    <meta:user-defined meta:name="Info 4"/>
  </office:meta>
</office:document-meta>
</file>